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2">
    </style:style>
    <style:style style:name="P13" style:family="paragraph" style:parent-style-name="Text_20_body" style:list-style-name="L3">
    </style:style>
    <style:style style:name="P14" style:family="paragraph" style:parent-style-name="Text_20_body" style:list-style-name="L4">
    </style:style>
    <style:style style:name="P15" style:family="paragraph" style:parent-style-name="Text_20_body" style:list-style-name="L5">
    </style:style>
    <style:style style:name="P16" style:family="paragraph" style:parent-style-name="Text_20_body" style:list-style-name="L6">
    </style:style>
  </office:automatic-styles>
  <office:body>
    <office:text>
      <text:h text:style-name="Title">Desarrollo guiado por pruebas</text:h>
      <text:p text:style-name="Author">Adolfo Sanz De Diego</text:p>
      <text:p text:style-name="Date">Junio de 2011</text:p>
      <text:h text:style-name="Heading_20_1" text:outline-level="1">Refactorización</text:h>
      <text:p text:style-name="First_20_paragraph"><text:span text:style-name="T1">Refactorizar</text:span> un software es modificar su estructura interna con el objeto de que sea más fácil de entender y de modificar a futuro, de tal forma que el comportamiento observable del software al ejecutarse no se vea afectado.</text:p>
      <text:p text:style-name="Text_20_body"><text:span text:style-name="T2">¿Por</text:span><text:span text:style-name="T3"> </text:span><text:span text:style-name="T4">qué</text:span><text:span text:style-name="T5"> </text:span><text:span text:style-name="T6">se</text:span><text:span text:style-name="T7"> </text:span><text:span text:style-name="T8">refactoriza</text:span><text:span text:style-name="T9"> </text:span><text:span text:style-name="T10">un</text:span><text:span text:style-name="T11"> </text:span><text:span text:style-name="T12">software?</text:span></text:p>
      <text:list text:style-name="L1">
        <text:list-item>
          <text:p text:style-name="P1">Para mejorar su diseño</text:p>
        </text:list-item>
        <text:list-item>
          <text:p text:style-name="P1">Para hacerlo más fácil de entender</text:p>
        </text:list-item>
        <text:list-item>
          <text:p text:style-name="P1">Para hacerlo más fácil de modificar</text:p>
        </text:list-item>
        <text:list-item>
          <text:p text:style-name="P1">Para encontrar errores</text:p>
        </text:list-item>
      </text:list>
      <text:h text:style-name="Heading_20_1" text:outline-level="1">¿Cuándo refactorizar?</text:h>
      <text:p text:style-name="First_20_paragraph">Código duplicado.</text:p>
      <text:p text:style-name="Text_20_body">Método demasiado largo.</text:p>
      <text:p text:style-name="Text_20_body">Clase demasiado grande.</text:p>
      <text:p text:style-name="Text_20_body">Diferentes funcionalidades en una misma clase.</text:p>
      <text:p text:style-name="Text_20_body">Mismas funcionalidades en distintas clases.</text:p>
      <text:p text:style-name="Text_20_body">Muchos parámetros en una función.</text:p>
      <text:p text:style-name="Text_20_body">Sentencias switch largas.</text:p>
      <text:p text:style-name="Text_20_body">Números mágicos</text:p>
      <text:p text:style-name="Text_20_body">Cadenas mágicas.</text:p>
      <text:p text:style-name="Text_20_body">Excesos de comentarios.</text:p>
      <text:h text:style-name="Heading_20_1" text:outline-level="1">Ejemplo de refactorización</text:h>
      <text:p text:style-name="First_20_paragraph">Original:</text:p>
      <text:p text:style-name="P2">if (date.before(SUMMER_START) || date.after(SUMMER_END)) {</text:p>
      <text:p text:style-name="P3"><text:s text:c="4"/>charge = quantity * _winterRate + winterServiceCharge;</text:p>
      <text:p text:style-name="P4">} else {</text:p>
      <text:p text:style-name="P5"><text:s text:c="4"/>charge = quantity * _summerRate;</text:p>
      <text:p text:style-name="P6">}</text:p>
      <text:p text:style-name="First_20_paragraph">Refactorizado:</text:p>
      <text:p text:style-name="P7">if (summer(date)) {</text:p>
      <text:p text:style-name="P8"><text:s text:c="4"/>charge = summerCharge(quantity);</text:p>
      <text:p text:style-name="P9">} else {</text:p>
      <text:p text:style-name="P10"><text:s text:c="4"/>charge = winterCharge(quanity);</text:p>
      <text:p text:style-name="P11">}</text:p>
      <text:h text:style-name="Heading_20_1" text:outline-level="1">Refactoricación en Eclipse</text:h>
      <text:p text:style-name="First_20_paragraph"><text:span text:style-name="T13">Renombrar</text:span><text:span text:style-name="T14"> </text:span><text:span text:style-name="T15">o</text:span><text:span text:style-name="T16"> </text:span><text:span text:style-name="T17">mover</text:span>: Eclipse nos revisa el resto de las clases del proyecto y nos cambia automáticamente lo necesario para que siga compilando.</text:p>
      <text:p text:style-name="Text_20_body"><text:span text:style-name="T18">Convertir</text:span><text:span text:style-name="T19"> </text:span><text:span text:style-name="T20">una</text:span><text:span text:style-name="T21"> </text:span><text:span text:style-name="T22">variable</text:span><text:span text:style-name="T23"> </text:span><text:span text:style-name="T24">en</text:span><text:span text:style-name="T25"> </text:span><text:span text:style-name="T26">un</text:span><text:span text:style-name="T27"> </text:span><text:span text:style-name="T28">atributo</text:span>: Seleccionando una variable, Eclipse nos crea un nuevo atributo en la clase y reemplaza todas las apariciones en el código de esa clase.</text:p>
      <text:p text:style-name="Text_20_body"><text:span text:style-name="T29">Convertir</text:span><text:span text:style-name="T30"> </text:span><text:span text:style-name="T31">un</text:span><text:span text:style-name="T32"> </text:span><text:span text:style-name="T33">valor</text:span><text:span text:style-name="T34"> </text:span><text:span text:style-name="T35">fijo</text:span><text:span text:style-name="T36"> </text:span><text:span text:style-name="T37">en</text:span><text:span text:style-name="T38"> </text:span><text:span text:style-name="T39">una</text:span><text:span text:style-name="T40"> </text:span><text:span text:style-name="T41">constante</text:span>: Seleccionando un valor fijo (numérico o cadena de texto), Eclipse nos crea una constante en la clase y reemplaza todas las apariciones en el código de esa clase.</text:p>
      <text:p text:style-name="Text_20_body"><text:span text:style-name="T42">Extraer</text:span><text:span text:style-name="T43"> </text:span><text:span text:style-name="T44">método</text:span>: Seleccionamos varias líneas de código, y Eclipse nos crea el método y nos cambia el código para que haga una llamada a ese método.</text:p>
      <text:p text:style-name="Text_20_body"><text:span text:style-name="T45">Cambiar</text:span><text:span text:style-name="T46"> </text:span><text:span text:style-name="T47">método</text:span>: Seleccionamos el método, y Eclipse nos pone o quita parámetros y revisa todo el código para arreglar las llamadas.</text:p>
      <text:p text:style-name="Text_20_body"><text:span text:style-name="T48">Extraer</text:span><text:span text:style-name="T49"> </text:span><text:span text:style-name="T50">Interfaz</text:span>: Eclipse extrae las llamadas de los métodos públicos de una clase y crea una Interfaz con ellos, y hace que la clase implemente dicha interfaz.</text:p>
      <text:p text:style-name="Text_20_body"><text:span text:style-name="T51">Push</text:span><text:span text:style-name="T52"> </text:span><text:span text:style-name="T53">Down</text:span>: Eclipse mueve método o atributo de la clase padre a las hijas.</text:p>
      <text:p text:style-name="Text_20_body"><text:span text:style-name="T54">Push</text:span><text:span text:style-name="T55"> </text:span><text:span text:style-name="T56">Up</text:span>: Eclipse mueve método o atributo de las clases hijas a la padre.</text:p>
      <text:h text:style-name="Heading_20_1" text:outline-level="1">Pruebas de software</text:h>
      <text:p text:style-name="First_20_paragraph"><text:span text:style-name="T57">Pruebas</text:span><text:span text:style-name="T58"> </text:span><text:span text:style-name="T59">Unitarias</text:span>: Testean el correcto funcionamiento de un módulo.</text:p>
      <text:p text:style-name="Text_20_body"><text:span text:style-name="T60">Pruebas</text:span><text:span text:style-name="T61"> </text:span><text:span text:style-name="T62">de</text:span><text:span text:style-name="T63"> </text:span><text:span text:style-name="T64">Integración</text:span>: Testean el correcto funcionamiento del sistema.</text:p>
      <text:p text:style-name="Text_20_body"><text:span text:style-name="T65">Pruebas</text:span><text:span text:style-name="T66"> </text:span><text:span text:style-name="T67">de</text:span><text:span text:style-name="T68"> </text:span><text:span text:style-name="T69">Regresión</text:span>: Pila de test que se hacen a cada nuevo cambio introducido en un módulo comprobando que estos no hayan afectado al resto del sistema.</text:p>
      <text:p text:style-name="Text_20_body"><text:span text:style-name="T70">Pruebas</text:span><text:span text:style-name="T71"> </text:span><text:span text:style-name="T72">de</text:span><text:span text:style-name="T73"> </text:span><text:span text:style-name="T74">Carga</text:span>: Testean la carga máxima de trabajo que el sistema puede soportar.</text:p>
      <text:p text:style-name="Text_20_body"><text:span text:style-name="T75">Pruebas</text:span><text:span text:style-name="T76"> </text:span><text:span text:style-name="T77">de</text:span><text:span text:style-name="T78"> </text:span><text:span text:style-name="T79">Aceptación</text:span>: Pruebas desarrolladas por el cliente, comprobando que el sistema realiza correctamente el trabajo para el que fue diseñado.</text:p>
      <text:h text:style-name="Heading_20_1" text:outline-level="1">Pruebas Unitarias</text:h>
      <text:p text:style-name="First_20_paragraph"><text:span text:style-name="T80">Principio</text:span><text:span text:style-name="T81"> </text:span><text:span text:style-name="T82">FIRST</text:span>:</text:p>
      <text:list text:style-name="L2">
        <text:list-item>
          <text:p text:style-name="P12"><text:span text:style-name="T83">Fast</text:span>: Los test deben ejecutarse rápido. Si no al final el equipo terminará por no pasarlos.</text:p>
        </text:list-item>
        <text:list-item>
          <text:p text:style-name="P12"><text:span text:style-name="T84">Independant</text:span>: Un test nunca debe depender de otros para pasar. Los puedes ejecutar en cualquier orden y deben funcionar igual.</text:p>
        </text:list-item>
        <text:list-item>
          <text:p text:style-name="P12"><text:span text:style-name="T85">Repeteable</text:span>: El test se debe ejecutar en cualquier entorno. En el equipo de desarrollo, en el servidor de test, etc.</text:p>
        </text:list-item>
        <text:list-item>
          <text:p text:style-name="P12"><text:span text:style-name="T86">Self-validating</text:span>: Un test debe devolver "correcto" o "fallo". No debe requerir ningún tipo de intervención manual posterior que determine si el test pasó o no.</text:p>
        </text:list-item>
        <text:list-item>
          <text:p text:style-name="P12"><text:span text:style-name="T87">Timely</text:span>: Los test deben ser escritos en el momento adecuado, es decir, antes que el código que prueban.</text:p>
        </text:list-item>
      </text:list>
      <text:p text:style-name="First_20_paragraph"><text:span text:style-name="T88">Frameworks</text:span>:</text:p>
      <text:list text:style-name="L3">
        <text:list-item>
          <text:p text:style-name="P13"><text:span text:style-name="T89">JUnit</text:span>: el más conocido y utilizado, viene incluido en Eclipse.</text:p>
        </text:list-item>
        <text:list-item>
          <text:p text:style-name="P13"><text:span text:style-name="T90">DBUnit</text:span>: para cargar datos en una base de datos antes de hacer los test.</text:p>
        </text:list-item>
        <text:list-item>
          <text:p text:style-name="P13">hay muchos más...</text:p>
        </text:list-item>
      </text:list>
      <text:p text:style-name="First_20_paragraph"><text:span text:style-name="T91">Mocks</text:span><text:span text:style-name="T92"> </text:span><text:span text:style-name="T93">Objects</text:span>:</text:p>
      <text:list text:style-name="L4">
        <text:list-item>
          <text:p text:style-name="P14">Se usan para simular el comportamiento de objetos complejos cuando es imposible o impracticable usar al objeto real en la prueba.</text:p>
        </text:list-item>
        <text:list-item>
          <text:p text:style-name="P14">Se crean con herramientas como <text:span text:style-name="T94">EasyMock</text:span> y <text:span text:style-name="T95">Mockito</text:span>.</text:p>
        </text:list-item>
      </text:list>
      <text:h text:style-name="Heading_20_1" text:outline-level="1">Concepto de TDD</text:h>
      <text:p text:style-name="First_20_paragraph"><text:span text:style-name="T96">TDD</text:span>, Test Driven Development o Desarrollo guiado por pruebas: 1. <text:span text:style-name="T97">Escribir</text:span><text:span text:style-name="T98"> </text:span><text:span text:style-name="T99">la</text:span><text:span text:style-name="T100"> </text:span><text:span text:style-name="T101">prueba</text:span>. El desarrollador debe entender claramente las especificaciones y los requisitos. Deberá cubrir todos los escenarios de prueba y todas las condiciones de error. 2. <text:span text:style-name="T102">Escribir</text:span><text:span text:style-name="T103"> </text:span><text:span text:style-name="T104">el</text:span><text:span text:style-name="T105"> </text:span><text:span text:style-name="T106">código</text:span><text:span text:style-name="T107"> </text:span><text:span text:style-name="T108">haciendo</text:span><text:span text:style-name="T109"> </text:span><text:span text:style-name="T110">que</text:span><text:span text:style-name="T111"> </text:span><text:span text:style-name="T112">pase</text:span><text:span text:style-name="T113"> </text:span><text:span text:style-name="T114">la</text:span><text:span text:style-name="T115"> </text:span><text:span text:style-name="T116">prueba</text:span>. Escribir el código más sencillo que haga que la prueba funcione. Se usa la metáfora KISS (”Keep It Simple, Stupid”). 3. <text:span text:style-name="T117">Ejecutar</text:span><text:span text:style-name="T118"> </text:span><text:span text:style-name="T119">las</text:span><text:span text:style-name="T120"> </text:span><text:span text:style-name="T121">pruebas</text:span><text:span text:style-name="T122"> </text:span><text:span text:style-name="T123">de</text:span><text:span text:style-name="T124"> </text:span><text:span text:style-name="T125">regresión</text:span>. Por cada cambio realizado en un módulo, por pequeño que sea, obliga a ejecutar todas las pruebas del sistema y comprobar que todo sigue funcionando correctamente. 4. <text:span text:style-name="T126">Refactorización</text:span><text:span text:style-name="T127"> </text:span><text:span text:style-name="T128">y</text:span><text:span text:style-name="T129"> </text:span><text:span text:style-name="T130">limpieza</text:span><text:span text:style-name="T131"> </text:span><text:span text:style-name="T132">en</text:span><text:span text:style-name="T133"> </text:span><text:span text:style-name="T134">el</text:span><text:span text:style-name="T135"> </text:span><text:span text:style-name="T136">código</text:span>. Antes de añadir nuevas funcionalidades y nuevas pruebas hay que refactorizar y limpiar el código. Después se vuelven a efectuar todas las pruebas del sistema y se comprueba que todo sigue funcionando correctamente. 5. <text:span text:style-name="T137">Repetición</text:span>. Después se repetirá el ciclo y se comenzará a agregar las funcionalidades adicionales o a arreglar cualquier error.</text:p>
      <text:h text:style-name="Heading_20_1" text:outline-level="1">Ventajas TDD</text:h>
      <text:p text:style-name="First_20_paragraph">Cómo desarrollador:</text:p>
      <text:list text:style-name="L5">
        <text:list-item>
          <text:p text:style-name="P15"><text:span text:style-name="T138">Mejora</text:span><text:span text:style-name="T139"> </text:span><text:span text:style-name="T140">la</text:span><text:span text:style-name="T141"> </text:span><text:span text:style-name="T142">estabilidad</text:span><text:span text:style-name="T143"> </text:span><text:span text:style-name="T144">del</text:span><text:span text:style-name="T145"> </text:span><text:span text:style-name="T146">sistema</text:span>, pues con cada cambio, las pruebas de regresión comprueban que todos los componentes sigues funcionando.</text:p>
        </text:list-item>
        <text:list-item>
          <text:p text:style-name="P15"><text:span text:style-name="T147">Mejora</text:span><text:span text:style-name="T148"> </text:span><text:span text:style-name="T149">la</text:span><text:span text:style-name="T150"> </text:span><text:span text:style-name="T151">documentación</text:span>, pues los propios test unitarios actúan como tal.</text:p>
        </text:list-item>
        <text:list-item>
          <text:p text:style-name="P15"><text:span text:style-name="T152">Mejora</text:span><text:span text:style-name="T153"> </text:span><text:span text:style-name="T154">el</text:span><text:span text:style-name="T155"> </text:span><text:span text:style-name="T156">diseño</text:span>, pues el desarrollador no puede crear código sin entender realmente cuales deberían ser los resultados deseados y como probarlos.</text:p>
        </text:list-item>
      </text:list>
      <text:p text:style-name="First_20_paragraph">Cómo docente:</text:p>
      <text:list text:style-name="L6">
        <text:list-item>
          <text:p text:style-name="P16">Una vez escritos los test, estos se pueden pasar a los alumnos para que verifiquen que su trabajo está correctamente realizado.</text:p>
        </text:list-item>
        <text:list-item>
          <text:p text:style-name="P16">Los test nos podrían valer para <text:span text:style-name="T157">corregir</text:span><text:span text:style-name="T158"> </text:span><text:span text:style-name="T159">prácticas</text:span><text:span text:style-name="T160"> </text:span><text:span text:style-name="T161">y</text:span><text:span text:style-name="T162"> </text:span><text:span text:style-name="T163">exámenes</text:span><text:span text:style-name="T164"> </text:span><text:span text:style-name="T165">automáticamente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arrollo guiado por pruebas</dc:title>
  </office:meta>
</office:document-meta>
</file>